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85cm" svg:height="1.905cm" svg:x="6.32cm" svg:y="8.45cm">
          <text:p text:style-name="P1">multi-ed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81cm" svg:x="1.91cm" svg:y="7.57cm">
          <text:p text:style-name="P1">source</text:p>
          <text:p text:style-name="P1">codes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3.175cm" svg:height="3.81cm" svg:x="15.095cm" svg:y="7.47cm">
          <text:p text:style-name="P1">documents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3.81cm" svg:height="3.81cm" svg:x="6.315cm" svg:y="10.39cm">
          <text:p text:style-name="P1">CDT</text:p>
          <text:p text:style-name="P1">ed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10.095cm" svg:y="10.39cm">
          <text:p text:style-name="P1">PDF</text:p>
          <text:p text:style-name="P1">ed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10.095cm" svg:y="12.33cm">
          <text:p text:style-name="P1">popp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2cm" svg:y1="7.45cm" svg:x2="10.12cm" svg:y2="8.52cm">
          <text:p/>
        </draw:line>
        <draw:line draw:style-name="gr2" draw:text-style-name="P1" draw:layer="layout" svg:x1="5.01cm" svg:y1="9.49cm" svg:x2="6.28cm" svg:y2="9.49cm">
          <text:p/>
        </draw:line>
        <draw:line draw:style-name="gr2" draw:text-style-name="P1" draw:layer="layout" svg:x1="15.07cm" svg:y1="9.49cm" svg:x2="13.8cm" svg:y2="9.49cm">
          <text:p/>
        </draw:line>
        <draw:custom-shape draw:style-name="gr1" draw:text-style-name="P1" draw:layer="layout" svg:width="3.175cm" svg:height="3.81cm" svg:x="8.411cm" svg:y="3.57cm">
          <text:p text:style-name="P1">source</text:p>
          <text:p text:style-name="P1">codes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" draw:marker-start-width="0.3cm" draw:marker-start-center="false" draw:marker-end="Arrow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Qian</meta:initial-creator>
    <meta:creation-date>2013-02-13T17:23:00</meta:creation-date>
    <dc:date>2013-02-13T20:58:01</dc:date>
    <dc:creator>Derek Qian</dc:creator>
    <meta:editing-duration>PT03H19M40S</meta:editing-duration>
    <meta:editing-cycles>2</meta:editing-cycles>
    <meta:generator>OpenOffice.org/3.2$Linux OpenOffice.org_project/320m19$Build-9505</meta:generator>
    <meta:document-statistic meta:object-count="10"/>
  </office:meta>
</office:document-meta>
</file>